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.5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00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התותחנים 7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 בלובי. <text:s text:c="8"/></text:span></text:p>
      <text:p text:style-name="Standard"><text:span text:style-name="T1"><text:s text:c="100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היערכות חזית צפון מזרח, <text:s/>וחזית דרום מזרח</text:span></text:p>
      <text:p text:style-name="Standard"><text:span text:style-name="T1"><text:s text:c="51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לי</text:span></text:p>
          </table:table-cell>
          <table:table-cell table:style-name="Table2.A1" office:value-type="string">
            <text:p text:style-name="P1"><text:span text:style-name="T1">חברת ניהול</text:span></text:p>
          </table:table-cell>
          <table:table-cell table:style-name="Table2.A1" office:value-type="string">
            <text:p text:style-name="P1"><text:span text:style-name="T1">"צוקים"</text:span></text:p>
          </table:table-cell>
          <table:table-cell table:style-name="Table2.A1" office:value-type="string">
            <text:p text:style-name="P1"><text:span text:style-name="T1">052-8503926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קומת קרקע + גלריה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2- 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 חזית דרומית 1000 ליטר.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1202</text:span></text:p>
          </table:table-cell>
          <table:table-cell table:style-name="Table4.A1" office:value-type="string">
            <text:p text:style-name="P1"><text:span text:style-name="T1">סולר</text:span></text:p>
          </table:table-cell>
          <table:table-cell table:style-name="Table4.A1" office:value-type="string">
            <text:p text:style-name="P1"><text:span text:style-name="T1">גנרטור</text:span><text:bookmark text:name="_GoBack"/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יים פיר אשפה קומתי לגובה הבניין לשימוש דירות מגורים דחסן קומת קרקע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קומה טכנית בגג ה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ממוקם הקומה 1- מרתף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גוף שליטה קומתי ספרינקלרים.</text:span></text:p>
          </table:table-cell>
        </table:table-row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5-01T05:40:00</meta:creation-date>
    <dc:date>2014-05-01T05:40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190" meta:character-count="18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